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417.707" calcext:value-type="float">
            <text:p>417.707</text:p>
          </table:table-cell>
          <table:table-cell office:value-type="float" office:value="9200" calcext:value-type="float">
            <text:p>9200</text:p>
          </table:table-cell>
          <table:table-cell office:value-type="float" office:value="8902.31" calcext:value-type="float">
            <text:p>8902.31</text:p>
          </table:table-cell>
          <table:table-cell office:value-type="string" calcext:value-type="string">
            <text:p>993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Seed?, 1000 values</text:p>
          </table:table-cell>
          <table:table-cell office:value-type="float" office:value="617313408" calcext:value-type="float">
            <text:p>617313408</text:p>
          </table:table-cell>
          <table:table-cell office:value-type="float" office:value="2145841280" calcext:value-type="float">
            <text:p>214584128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0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5.33272705222522E+018" calcext:value-type="float">
            <text:p>5.33272705222522E+018</text:p>
          </table:table-cell>
          <table:table-cell office:value-type="float" office:value="1.84237950670146E+019" calcext:value-type="float">
            <text:p>1.84237950670146E+019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0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IMING TESTS</text:p>
          </table:table-cell>
          <table:table-cell table:style-name="ce2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0.57397" calcext:value-type="float">
            <text:p>0.5739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9326" calcext:value-type="float">
            <text:p>0.009326</text:p>
          </table:table-cell>
          <table:table-cell/>
          <table:table-cell table:formula="of:=[.C33]/[.D33]" office:value-type="float" office:value="0.993814091673419" calcext:value-type="float">
            <text:p>0.993814091673419</text:p>
          </table:table-cell>
          <table:table-cell table:formula="of:=[.C33]/[.E33]" office:value-type="float" office:value="0.198733383277872" calcext:value-type="float">
            <text:p>0.198733383277872</text:p>
          </table:table-cell>
          <table:table-cell table:formula="of:=[.C33]/[.F33]" office:value-type="float" office:value="3.8864395229983" calcext:value-type="float">
            <text:p>3.8864395229983</text:p>
          </table:table-cell>
          <table:table-cell table:formula="of:=[.C33]/[.G33]" office:value-type="float" office:value="6.99883421278685" calcext:value-type="float">
            <text:p>6.99883421278685</text:p>
          </table:table-cell>
          <table:table-cell table:formula="of:=[.C33]/[.H33]" office:value-type="float" office:value="12.2310744156123" calcext:value-type="float">
            <text:p>12.2310744156123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228201" calcext:value-type="float">
            <text:p>0.228201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058404" calcext:value-type="float">
            <text:p>0.058404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18344" calcext:value-type="float">
            <text:p>0.018344</text:p>
          </table:table-cell>
          <table:table-cell/>
          <table:table-cell table:formula="of:=[.C34]/[.D34]" office:value-type="float" office:value="0.991742756441736" calcext:value-type="float">
            <text:p>0.991742756441736</text:p>
          </table:table-cell>
          <table:table-cell table:formula="of:=[.C34]/[.E34]" office:value-type="float" office:value="1.97487711160343" calcext:value-type="float">
            <text:p>1.97487711160343</text:p>
          </table:table-cell>
          <table:table-cell table:formula="of:=[.C34]/[.F34]" office:value-type="float" office:value="3.90728374768851" calcext:value-type="float">
            <text:p>3.90728374768851</text:p>
          </table:table-cell>
          <table:table-cell table:formula="of:=[.C34]/[.G34]" office:value-type="float" office:value="6.96074304538799" calcext:value-type="float">
            <text:p>6.96074304538799</text:p>
          </table:table-cell>
          <table:table-cell table:formula="of:=[.C34]/[.H34]" office:value-type="float" office:value="12.4400894025294" calcext:value-type="float">
            <text:p>12.4400894025294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5734" calcext:value-type="float">
            <text:p>0.45734</text:p>
          </table:table-cell>
          <table:table-cell office:value-type="float" office:value="0.460517" calcext:value-type="float">
            <text:p>0.460517</text:p>
          </table:table-cell>
          <table:table-cell office:value-type="float" office:value="0.230881" calcext:value-type="float">
            <text:p>0.230881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036446" calcext:value-type="float">
            <text:p>0.036446</text:p>
          </table:table-cell>
          <table:table-cell/>
          <table:table-cell table:formula="of:=[.C35]/[.D35]" office:value-type="float" office:value="0.993101231876348" calcext:value-type="float">
            <text:p>0.993101231876348</text:p>
          </table:table-cell>
          <table:table-cell table:formula="of:=[.C35]/[.E35]" office:value-type="float" office:value="1.98084727630251" calcext:value-type="float">
            <text:p>1.98084727630251</text:p>
          </table:table-cell>
          <table:table-cell table:formula="of:=[.C35]/[.F35]" office:value-type="float" office:value="3.85277665453565" calcext:value-type="float">
            <text:p>3.85277665453565</text:p>
          </table:table-cell>
          <table:table-cell table:formula="of:=[.C35]/[.G35]" office:value-type="float" office:value="6.99050792534736" calcext:value-type="float">
            <text:p>6.99050792534736</text:p>
          </table:table-cell>
          <table:table-cell table:formula="of:=[.C35]/[.H35]" office:value-type="float" office:value="12.5484278110081" calcext:value-type="float">
            <text:p>12.5484278110081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16218" calcext:value-type="float">
            <text:p>0.916218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462099" calcext:value-type="float">
            <text:p>0.462099</text:p>
          </table:table-cell>
          <table:table-cell office:value-type="float" office:value="0.235507" calcext:value-type="float">
            <text:p>0.235507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72519" calcext:value-type="float">
            <text:p>0.072519</text:p>
          </table:table-cell>
          <table:table-cell/>
          <table:table-cell table:formula="of:=[.C36]/[.D36]" office:value-type="float" office:value="0.994050137680074" calcext:value-type="float">
            <text:p>0.994050137680074</text:p>
          </table:table-cell>
          <table:table-cell table:formula="of:=[.C36]/[.E36]" office:value-type="float" office:value="1.98273097323301" calcext:value-type="float">
            <text:p>1.98273097323301</text:p>
          </table:table-cell>
          <table:table-cell table:formula="of:=[.C36]/[.F36]" office:value-type="float" office:value="3.89040665457927" calcext:value-type="float">
            <text:p>3.89040665457927</text:p>
          </table:table-cell>
          <table:table-cell table:formula="of:=[.C36]/[.G36]" office:value-type="float" office:value="7.00890439252765" calcext:value-type="float">
            <text:p>7.00890439252765</text:p>
          </table:table-cell>
          <table:table-cell table:formula="of:=[.C36]/[.H36]" office:value-type="float" office:value="12.6341786290489" calcext:value-type="float">
            <text:p>12.6341786290489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.832923" calcext:value-type="float">
            <text:p>1.832923</text:p>
          </table:table-cell>
          <table:table-cell office:value-type="float" office:value="1.844302" calcext:value-type="float">
            <text:p>1.84430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144711" calcext:value-type="float">
            <text:p>0.144711</text:p>
          </table:table-cell>
          <table:table-cell/>
          <table:table-cell table:formula="of:=[.C37]/[.D37]" office:value-type="float" office:value="0.99383018616257" calcext:value-type="float">
            <text:p>0.99383018616257</text:p>
          </table:table-cell>
          <table:table-cell table:formula="of:=[.C37]/[.E37]" office:value-type="float" office:value="1.98177619152136" calcext:value-type="float">
            <text:p>1.98177619152136</text:p>
          </table:table-cell>
          <table:table-cell table:formula="of:=[.C37]/[.F37]" office:value-type="float" office:value="3.87423325850866" calcext:value-type="float">
            <text:p>3.87423325850866</text:p>
          </table:table-cell>
          <table:table-cell table:formula="of:=[.C37]/[.G37]" office:value-type="float" office:value="7.04929715593331" calcext:value-type="float">
            <text:p>7.04929715593331</text:p>
          </table:table-cell>
          <table:table-cell table:formula="of:=[.C37]/[.H37]" office:value-type="float" office:value="12.6660931097152" calcext:value-type="float">
            <text:p>12.6660931097152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.661907" calcext:value-type="float">
            <text:p>3.661907</text:p>
          </table:table-cell>
          <table:table-cell office:value-type="float" office:value="3.702238" calcext:value-type="float">
            <text:p>3.702238</text:p>
          </table:table-cell>
          <table:table-cell office:value-type="float" office:value="1.852912" calcext:value-type="float">
            <text:p>1.85291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289519" calcext:value-type="float">
            <text:p>0.289519</text:p>
          </table:table-cell>
          <table:table-cell/>
          <table:table-cell table:formula="of:=[.C38]/[.D38]" office:value-type="float" office:value="0.989106318934655" calcext:value-type="float">
            <text:p>0.989106318934655</text:p>
          </table:table-cell>
          <table:table-cell table:formula="of:=[.C38]/[.E38]" office:value-type="float" office:value="1.97629838869844" calcext:value-type="float">
            <text:p>1.97629838869844</text:p>
          </table:table-cell>
          <table:table-cell table:formula="of:=[.C38]/[.F38]" office:value-type="float" office:value="3.82948527566301" calcext:value-type="float">
            <text:p>3.82948527566301</text:p>
          </table:table-cell>
          <table:table-cell table:formula="of:=[.C38]/[.G38]" office:value-type="float" office:value="6.97182071570546" calcext:value-type="float">
            <text:p>6.97182071570546</text:p>
          </table:table-cell>
          <table:table-cell table:formula="of:=[.C38]/[.H38]" office:value-type="float" office:value="12.6482441566875" calcext:value-type="float">
            <text:p>12.648244156687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774" calcext:value-type="float">
            <text:p>0.015774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301" calcext:value-type="float">
            <text:p>0.00301</text:p>
          </table:table-cell>
          <table:table-cell/>
          <table:table-cell table:formula="of:=[.C43]/[.D43]" office:value-type="float" office:value="2.62812395868044" calcext:value-type="float">
            <text:p>2.62812395868044</text:p>
          </table:table-cell>
          <table:table-cell table:formula="of:=[.C43]/[.E43]" office:value-type="float" office:value="2.90336830480398" calcext:value-type="float">
            <text:p>2.90336830480398</text:p>
          </table:table-cell>
          <table:table-cell table:formula="of:=[.C43]/[.F43]" office:value-type="float" office:value="2.73854166666667" calcext:value-type="float">
            <text:p>2.73854166666667</text:p>
          </table:table-cell>
          <table:table-cell table:formula="of:=[.C43]/[.G43]" office:value-type="float" office:value="10.5230153435624" calcext:value-type="float">
            <text:p>10.5230153435624</text:p>
          </table:table-cell>
          <table:table-cell table:formula="of:=[.C43]/[.H43]" office:value-type="float" office:value="5.24053156146179" calcext:value-type="float">
            <text:p>5.24053156146179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7418" calcext:value-type="float">
            <text:p>0.007418</text:p>
          </table:table-cell>
          <table:table-cell/>
          <table:table-cell table:formula="of:=[.C44]/[.D44]" office:value-type="float" office:value="6.88373111451719" calcext:value-type="float">
            <text:p>6.88373111451719</text:p>
          </table:table-cell>
          <table:table-cell table:formula="of:=[.C44]/[.E44]" office:value-type="float" office:value="6.87770728505798" calcext:value-type="float">
            <text:p>6.87770728505798</text:p>
          </table:table-cell>
          <table:table-cell table:formula="of:=[.C44]/[.F44]" office:value-type="float" office:value="4.18225355860051" calcext:value-type="float">
            <text:p>4.18225355860051</text:p>
          </table:table-cell>
          <table:table-cell table:formula="of:=[.C44]/[.G44]" office:value-type="float" office:value="6.24637393204848" calcext:value-type="float">
            <text:p>6.24637393204848</text:p>
          </table:table-cell>
          <table:table-cell table:formula="of:=[.C44]/[.H44]" office:value-type="float" office:value="4.23806956052844" calcext:value-type="float">
            <text:p>4.2380695605284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5056" calcext:value-type="float">
            <text:p>0.005056</text:p>
          </table:table-cell>
          <table:table-cell/>
          <table:table-cell table:formula="of:=[.C45]/[.D45]" office:value-type="float" office:value="6.65974025974026" calcext:value-type="float">
            <text:p>6.65974025974026</text:p>
          </table:table-cell>
          <table:table-cell table:formula="of:=[.C45]/[.E45]" office:value-type="float" office:value="9.44963144963145" calcext:value-type="float">
            <text:p>9.44963144963145</text:p>
          </table:table-cell>
          <table:table-cell table:formula="of:=[.C45]/[.F45]" office:value-type="float" office:value="6.01995695558599" calcext:value-type="float">
            <text:p>6.01995695558599</text:p>
          </table:table-cell>
          <table:table-cell table:formula="of:=[.C45]/[.G45]" office:value-type="float" office:value="12.334335538184" calcext:value-type="float">
            <text:p>12.334335538184</text:p>
          </table:table-cell>
          <table:table-cell table:formula="of:=[.C45]/[.H45]" office:value-type="float" office:value="12.1708860759494" calcext:value-type="float">
            <text:p>12.170886075949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22798" calcext:value-type="float">
            <text:p>0.122798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0399" calcext:value-type="float">
            <text:p>0.010399</text:p>
          </table:table-cell>
          <table:table-cell office:value-type="float" office:value="0.020396" calcext:value-type="float">
            <text:p>0.020396</text:p>
          </table:table-cell>
          <table:table-cell/>
          <table:table-cell table:formula="of:=[.C46]/[.D46]" office:value-type="float" office:value="13.6457384153795" calcext:value-type="float">
            <text:p>13.6457384153795</text:p>
          </table:table-cell>
          <table:table-cell table:formula="of:=[.C46]/[.E46]" office:value-type="float" office:value="11.7274376850349" calcext:value-type="float">
            <text:p>11.7274376850349</text:p>
          </table:table-cell>
          <table:table-cell table:formula="of:=[.C46]/[.F46]" office:value-type="float" office:value="11.7240786709948" calcext:value-type="float">
            <text:p>11.7240786709948</text:p>
          </table:table-cell>
          <table:table-cell table:formula="of:=[.C46]/[.G46]" office:value-type="float" office:value="11.8086354457159" calcext:value-type="float">
            <text:p>11.8086354457159</text:p>
          </table:table-cell>
          <table:table-cell table:formula="of:=[.C46]/[.H46]" office:value-type="float" office:value="6.02069033143754" calcext:value-type="float">
            <text:p>6.0206903314375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.247425" calcext:value-type="float">
            <text:p>0.247425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0.023691" calcext:value-type="float">
            <text:p>0.023691</text:p>
          </table:table-cell>
          <table:table-cell office:value-type="float" office:value="0.018602" calcext:value-type="float">
            <text:p>0.018602</text:p>
          </table:table-cell>
          <table:table-cell/>
          <table:table-cell table:formula="of:=[.C47]/[.D47]" office:value-type="float" office:value="13.3757703535517" calcext:value-type="float">
            <text:p>13.3757703535517</text:p>
          </table:table-cell>
          <table:table-cell table:formula="of:=[.C47]/[.E47]" office:value-type="float" office:value="13.3009891409526" calcext:value-type="float">
            <text:p>13.3009891409526</text:p>
          </table:table-cell>
          <table:table-cell table:formula="of:=[.C47]/[.F47]" office:value-type="float" office:value="11.1262253799802" calcext:value-type="float">
            <text:p>11.1262253799802</text:p>
          </table:table-cell>
          <table:table-cell table:formula="of:=[.C47]/[.G47]" office:value-type="float" office:value="10.443839432696" calcext:value-type="float">
            <text:p>10.443839432696</text:p>
          </table:table-cell>
          <table:table-cell table:formula="of:=[.C47]/[.H47]" office:value-type="float" office:value="13.3009891409526" calcext:value-type="float">
            <text:p>13.3009891409526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.509776" calcext:value-type="float">
            <text:p>0.509776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31803" calcext:value-type="float">
            <text:p>0.031803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3225" calcext:value-type="float">
            <text:p>0.033225</text:p>
          </table:table-cell>
          <table:table-cell/>
          <table:table-cell table:formula="of:=[.C48]/[.D48]" office:value-type="float" office:value="16.1081935096534" calcext:value-type="float">
            <text:p>16.1081935096534</text:p>
          </table:table-cell>
          <table:table-cell table:formula="of:=[.C48]/[.E48]" office:value-type="float" office:value="16.0291796371412" calcext:value-type="float">
            <text:p>16.0291796371412</text:p>
          </table:table-cell>
          <table:table-cell table:formula="of:=[.C48]/[.F48]" office:value-type="float" office:value="16.017092405819" calcext:value-type="float">
            <text:p>16.017092405819</text:p>
          </table:table-cell>
          <table:table-cell table:formula="of:=[.C48]/[.G48]" office:value-type="float" office:value="16.0306918238994" calcext:value-type="float">
            <text:p>16.0306918238994</text:p>
          </table:table-cell>
          <table:table-cell table:formula="of:=[.C48]/[.H48]" office:value-type="float" office:value="15.3431452219714" calcext:value-type="float">
            <text:p>15.3431452219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4:38:34.143332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5T14:41:30.647866646</dc:date>
    <meta:editing-duration>PT36M</meta:editing-duration>
    <meta:editing-cycles>6</meta:editing-cycles>
    <meta:generator>LibreOffice/6.0.7.3$Linux_X86_64 LibreOffice_project/00m0$Build-3</meta:generator>
    <meta:document-statistic meta:table-count="1" meta:cell-count="244" meta:object-count="0"/>
  </office:meta>
</office:document-meta>
</file>